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10"/>
          <table:table-cell table:style-name="ce6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all xyc and run tests from xy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sing def main~(EntryPoint{priority})(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Dict~(5 + 10)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hange destruction to simply look for a dtor function which is much more clea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nameof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un tests of libxy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7:45:59.762524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0-14T18:37:57.804902187</dc:date>
    <meta:editing-duration>P69DT13H10M</meta:editing-duration>
    <meta:editing-cycles>72</meta:editing-cycles>
    <meta:generator>LibreOffice/24.2.5.2$Linux_X86_64 LibreOffice_project/420$Build-2</meta:generator>
    <meta:document-statistic meta:table-count="5" meta:cell-count="122" meta:object-count="0"/>
  </office:meta>
</office:document-meta>
</file>